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onaco" svg:font-family="Monaco, Menlo, Consolas, 'Courier New', monospace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s" fo:country="CZ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48484c" style:font-name="Monaco" fo:font-size="9pt" fo:letter-spacing="normal" fo:font-style="normal" fo:font-weight="normal" fo:background-color="transparent" style:font-weight-asian="normal" style:font-weight-complex="normal"/>
    </style:style>
    <style:style style:name="T6" style:family="text">
      <style:text-properties fo:font-variant="normal" fo:text-transform="none" fo:color="#6a8759" style:font-name="Courier New1" fo:font-size="11.3000001907349pt" fo:letter-spacing="normal" fo:font-style="normal" fo:font-weight="normal" fo:background-color="transparent" style:font-weight-asian="normal" style:font-weight-complex="normal"/>
    </style:style>
    <style:style style:name="T7" style:family="text">
      <style:text-properties fo:font-variant="normal" fo:text-transform="none" fo:color="#6a8759" fo:font-size="11.3000001907349pt" fo:letter-spacing="normal" fo:font-style="normal" fo:font-weight="normal" fo:background-color="transparent" style:font-weight-asian="normal" style:font-weight-complex="normal"/>
    </style:style>
    <style:style style:name="T8" style:family="text">
      <style:text-properties fo:font-variant="normal" fo:text-transform="none" fo:color="#6a8759" style:font-name="Times New Roman" fo:font-size="11.3000001907349pt" fo:letter-spacing="normal" fo:font-style="normal" fo:font-weight="normal" fo:background-color="transparent" style:font-weight-asian="normal" style:font-weight-complex="normal"/>
    </style:style>
    <style:style style:name="T9" style:family="text">
      <style:text-properties fo:font-variant="normal" fo:text-transform="none" style:font-name="Times New Roman" fo:font-size="11.3000001907349pt" fo:letter-spacing="normal" fo:font-style="normal" fo:font-weight="normal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font-name="Times New Roman" fo:font-size="11.3000001907349pt" fo:letter-spacing="normal" fo:font-style="normal" fo:font-weight="normal" fo:background-color="transparen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MD</text:p>
      <text:p text:style-name="Preformatted_20_Text"/>
      <text:p text:style-name="Preformatted_20_Text">django-admin startproject <text:s/>djangoTest – create project</text:p>
      <text:p text:style-name="Preformatted_20_Text"/>
      <text:p text:style-name="Preformatted_20_Text">python manage.py startapp calc – adds application calc to project</text:p>
      <text:p text:style-name="Preformatted_20_Text"/>
      <text:p text:style-name="Preformatted_20_Text">python manage.py migrate- creates database</text:p>
      <text:p text:style-name="Preformatted_20_Text"/>
      <text:p text:style-name="Preformatted_20_Text">python manage.py makemigrations – new migration folder in apps, after migrate creates table in database,</text:p>
      <text:p text:style-name="Preformatted_20_Text"/>
      <text:p text:style-name="Preformatted_20_Text">python manage.py runserver <text:s/>- starts serv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python manage.py createsuperuser -creates admin account</text:p>
      <text:p text:style-name="Preformatted_20_Text"/>
      <text:p text:style-name="Preformatted_20_Text"><text:s/></text:p>
      <text:p text:style-name="Preformatted_20_Text"/>
      <text:p text:style-name="Preformatted_20_Text">pip3 install mysqlclient – install mysql </text:p>
      <text:p text:style-name="Preformatted_20_Text"/>
      <text:p text:style-name="Preformatted_20_Text">python manage.py shell – open shell in cmd for testing</text:p>
      <text:p text:style-name="Preformatted_20_Text"/>
      <text:p text:style-name="Preformatted_20_Text"/>
      <text:p text:style-name="Preformatted_20_Text"/>
      <text:p text:style-name="Preformatted_20_Text"/>
      <text:p text:style-name="P2">DATABASES</text:p>
      <text:p text:style-name="Preformatted_20_Text"/>
      <text:p text:style-name="Preformatted_20_Text"><text:span text:style-name="T1">One to Many -</text:span> </text:p>
      <text:p text:style-name="Preformatted_20_Text">getting all attached from company - <text:s/>facebook.programmer_set.all()</text:p>
      <text:p text:style-name="P1">company = models.ForeignKey(Company, on_delete=models.CASCADE)</text:p>
      <text:p text:style-name="Preformatted_20_Text"/>
      <text:p text:style-name="P2">Many to Many -</text:p>
      <text:p text:style-name="Preformatted_20_Text">anthony.languages.add(java) – attaching new relation from master to slave, instantly projected to database</text:p>
      <text:p text:style-name="Preformatted_20_Text">anthony.languages.all() - getting all attached from master </text:p>
      <text:p text:style-name="Preformatted_20_Text">python.programmer_set.all() - getting all attached from slave</text:p>
      <text:p text:style-name="P1">languages = models.ManyToManyField(Language)</text:p>
      <text:p text:style-name="P1"/>
      <text:p text:style-name="P3">Queries</text:p>
      <text:p text:style-name="Preformatted_20_Text">&gt;&gt;&gt; Company.objects.all() -gets all from database <text:span text:style-name="T1">SELECT *</text:span></text:p>
      <text:p text:style-name="Preformatted_20_Text">&gt;&gt;&gt; Language.objects.filter(name__exact='Python') <text:span text:style-name="T1">FILTER</text:span></text:p>
      <text:p text:style-name="Preformatted_20_Text">&gt;&gt;&gt; Language.objects.exclude(name__exact='Python') – opposite of filter <text:span text:style-name="T1">EXCLUDE</text:span></text:p>
      <text:p text:style-name="Preformatted_20_Text">&gt;&gt;&gt; Language.objects.filter(name__exact='Python').count() - returns number <text:span text:style-name="T1">COUNT *</text:span></text:p>
      <text:p text:style-name="Preformatted_20_Text">&gt;&gt;&gt; Company.objects.all()[1:2] – 1 is offset, 2 is limit, returns second <text:s/><text:span text:style-name="T2">object </text:span><text:s/>from database <text:span text:style-name="T1">LIMIT</text:span></text:p>
      <text:p text:style-name="P5">&gt;&gt;&gt; Company.objects.all().order_by('name') <text:span text:style-name="T1">ORDER BY</text:span></text:p>
      <text:p text:style-name="P5">&gt;&gt;&gt; Company.objects.all().order_by('-name') <text:span text:style-name="T1">ORDER BY DESC</text:span></text:p>
      <text:p text:style-name="P5">&gt;&gt;&gt; Company.objects.get(pk=1) <text:span text:style-name="T1">GET OBJECT BY ID</text:span></text:p>
      <text:p text:style-name="P5"><text:span text:style-name="T1"/></text:p>
      <text:p text:style-name="Preformatted_20_Text"/>
      <text:p text:style-name="P4">Filtering options</text:p>
      <text:p text:style-name="Preformatted_20_Text">exact = case sensitive</text:p>
      <text:p text:style-name="Preformatted_20_Text">iexact = <text:s/>not case sensitive</text:p>
      <text:p text:style-name="Preformatted_20_Text">gt = greater than</text:p>
      <text:p text:style-name="Preformatted_20_Text">gte = greater or equal</text:p>
      <text:p text:style-name="Preformatted_20_Text">lt = less than</text:p>
      <text:p text:style-name="Preformatted_20_Text">lte = less than or equal</text:p>
      <text:p text:style-name="Preformatted_20_Text">contains = contains chars</text:p>
      <text:p text:style-name="Preformatted_20_Text"><text:soft-page-break/>icontains = contains not case sensitive</text:p>
      <text:p text:style-name="Preformatted_20_Text">in = if its in the given list</text:p>
      <text:p text:style-name="Preformatted_20_Text">startswith</text:p>
      <text:p text:style-name="Preformatted_20_Text">endswith</text:p>
      <text:p text:style-name="Preformatted_20_Text">isnull= True (returns all with null<text:span text:style-name="T3">)</text:span></text:p>
      <text:p text:style-name="Preformatted_20_Text"/>
      <text:p text:style-name="P2">REST API</text:p>
      <text:p text:style-name="Preformatted_20_Text"><text:span text:style-name="T1">-</text:span><text:span text:style-name="T4"> </text:span><text:span text:style-name="Source_20_Text"><text:span text:style-name="T5">pip install djangorestframework</text:span></text:span></text:p>
      <text:p text:style-name="Preformatted_20_Text"><text:span text:style-name="Source_20_Text"><text:span text:style-name="T5">-</text:span></text:span><text:span text:style-name="Source_20_Text"><text:span text:style-name="T6">'rest_framework' needs to be added to settings.py apps</text:span></text:span></text:p>
      <text:p text:style-name="Preformatted_20_Text"><text:span text:style-name="Source_20_Text"><text:span text:style-name="T6"/></text:span></text:p>
      <text:p text:style-name="Standard"><text:span text:style-name="Source_20_Text"><text:span text:style-name="T10">- serializer – translates to and from Json (List and Dictionaries)</text:span></text:span></text:p>
      <text:p text:style-name="Preformatted_20_Text"><text:span text:style-name="Source_20_Text"><text:span text:style-name="T5"/></text:span></text:p>
      <text:p text:style-name="P2"><text:span text:style-name="T4"/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onaco" svg:font-family="Monaco, Menlo, Consolas, 'Courier New', monospace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6-21T18:33:48.99</dc:date>
    <dc:creator>Lukas Krocek</dc:creator>
    <meta:generator>OpenOffice/4.1.6$Win32 OpenOffice.org_project/416m1$Build-9790</meta:generator>
    <meta:editing-duration>PT7H23M46S</meta:editing-duration>
    <meta:editing-cycles>3</meta:editing-cycles>
    <meta:document-statistic meta:table-count="0" meta:image-count="0" meta:object-count="0" meta:page-count="2" meta:paragraph-count="45" meta:word-count="252" meta:character-count="1887"/>
  </office:meta>
</office:document-meta>
</file>